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2.svm" manifest:media-type=""/>
  <manifest:file-entry manifest:full-path="Pictures/TablePreview41.svm" manifest:media-type=""/>
  <manifest:file-entry manifest:full-path="Pictures/TablePreview40.svm" manifest:media-type=""/>
  <manifest:file-entry manifest:full-path="Pictures/TablePreview39.svm" manifest:media-type=""/>
  <manifest:file-entry manifest:full-path="Pictures/TablePreview38.svm" manifest:media-type=""/>
  <manifest:file-entry manifest:full-path="Pictures/TablePreview37.svm" manifest:media-type=""/>
  <manifest:file-entry manifest:full-path="Pictures/TablePreview36.svm" manifest:media-type=""/>
  <manifest:file-entry manifest:full-path="Pictures/TablePreview35.svm" manifest:media-type=""/>
  <manifest:file-entry manifest:full-path="Pictures/TablePreview34.svm" manifest:media-type=""/>
  <manifest:file-entry manifest:full-path="Pictures/TablePreview33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25.svm" manifest:media-type=""/>
  <manifest:file-entry manifest:full-path="Pictures/TablePreview29.svm" manifest:media-type=""/>
  <manifest:file-entry manifest:full-path="Pictures/TablePreview4.svm" manifest:media-type=""/>
  <manifest:file-entry manifest:full-path="Pictures/TablePreview24.svm" manifest:media-type=""/>
  <manifest:file-entry manifest:full-path="Pictures/TablePreview28.svm" manifest:media-type=""/>
  <manifest:file-entry manifest:full-path="Pictures/TablePreview3.svm" manifest:media-type=""/>
  <manifest:file-entry manifest:full-path="Pictures/TablePreview23.svm" manifest:media-type=""/>
  <manifest:file-entry manifest:full-path="Pictures/TablePreview27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26.svm" manifest:media-type=""/>
  <manifest:file-entry manifest:full-path="Pictures/TablePreview1.svm" manifest:media-type=""/>
  <manifest:file-entry manifest:full-path="Pictures/TablePreview19.svm" manifest:media-type=""/>
  <manifest:file-entry manifest:full-path="Pictures/TablePreview21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20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4.83cm" fo:min-width="22.61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  <style:paragraph-properties style:writing-mode="lr-tb"/>
    </style:style>
    <style:style style:name="gr4" style:family="graphic" style:parent-style-name="objectwithoutfill">
      <style:graphic-properties svg:stroke-width="0.159cm" svg:stroke-color="#ff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83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65cm"/>
      <style:paragraph-properties style:writing-mode="lr-tb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004cm" fo:min-width="0.92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349cm" style:use-optimal-column-width="false"/>
    </style:style>
    <style:style style:name="co2" style:family="table-column">
      <style:table-column-properties style:column-width="2.354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loext:graphic-properties draw:fill="gradient" draw:fill-gradient-name="Spotted_20_Gray" draw:gradient-step-count="0" draw:textarea-vertical-align="middle"/>
      <style:paragraph-properties fo:text-align="center" fo:border-left="0.03pt solid #ffffff" fo:border-right="none" fo:border-top="0.03pt solid #ffffff" fo:border-bottom="none"/>
      <style:text-properties fo:font-size="36pt" style:font-size-asian="36pt" style:font-size-complex="36pt"/>
    </style:style>
    <style:style style:name="ce2" style:family="table-cell">
      <loext:graphic-properties draw:fill="gradient" draw:fill-gradient-name="Spotted_20_Gray" draw:gradient-step-count="0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36pt" style:font-size-asian="36pt" style:font-size-complex="36pt"/>
    </style:style>
    <style:style style:name="ce3" style:family="table-cell">
      <loext:graphic-properties draw:fill="gradient" draw:fill-gradient-name="Spotted_20_Gray" draw:gradient-step-count="0" draw:textarea-vertical-align="middle"/>
      <style:paragraph-properties fo:text-align="center" fo:border-left="none" fo:border-right="0.03pt solid #ffffff" fo:border-top="0.03pt solid #ffffff" fo:border-bottom="none"/>
      <style:text-properties fo:font-size="36pt" style:font-size-asian="36pt" style:font-size-complex="36pt"/>
    </style:style>
    <style:style style:name="ce4" style:family="table-cell">
      <loext:graphic-properties draw:fill="none" draw:gradient-step-count="0" draw:textarea-vertical-align="middle"/>
      <style:paragraph-properties fo:text-align="center" fo:border="none"/>
      <style:text-properties fo:font-size="36pt" style:font-size-asian="36pt" style:font-size-complex="36pt"/>
    </style:style>
    <style:style style:name="ce5" style:family="table-cell">
      <loext:graphic-properties draw:fill="none" draw:textarea-vertical-align="bottom"/>
      <style:paragraph-properties fo:text-align="center" fo:border="none"/>
      <style:text-properties fo:font-size="18pt" style:font-size-asian="18pt" style:font-size-complex="18pt"/>
    </style:style>
    <style:style style:name="ce6" style:family="table-cell">
      <loext:graphic-properties draw:fill="gradient" draw:fill-gradient-name="Teal_20_to_20_Blue" draw:gradient-step-count="0" draw:textarea-vertical-align="middle"/>
      <style:paragraph-properties fo:text-align="center" fo:border-left="0.03pt solid #ffffff" fo:border-right="none" fo:border-top="0.03pt solid #ffffff" fo:border-bottom="none"/>
      <style:text-properties fo:font-size="36pt" style:font-size-asian="36pt" style:font-size-complex="36pt"/>
    </style:style>
    <style:style style:name="ce7" style:family="table-cell">
      <loext:graphic-properties draw:fill="gradient" draw:fill-gradient-name="Teal_20_to_20_Blue" draw:gradient-step-count="0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36pt" style:font-size-asian="36pt" style:font-size-complex="36pt"/>
    </style:style>
    <style:style style:name="ce8" style:family="table-cell">
      <loext:graphic-properties draw:fill="gradient" draw:fill-gradient-name="Teal_20_to_20_Blue" draw:gradient-step-count="0" draw:textarea-vertical-align="middle"/>
      <style:paragraph-properties fo:text-align="center" fo:border-left="none" fo:border-right="0.03pt solid #ffffff" fo:border-top="0.03pt solid #ffffff" fo:border-bottom="none"/>
      <style:text-properties fo:font-size="36pt" style:font-size-asian="36pt" style:font-size-complex="36pt"/>
    </style:style>
    <style:style style:name="ce9" style:family="table-cell">
      <loext:graphic-properties draw:fill="gradient" draw:fill-gradient-name="Spotted_20_Gray" draw:gradient-step-count="0" draw:textarea-vertical-align="middle"/>
      <style:paragraph-properties fo:text-align="center" fo:border-left="none" fo:border-right="none" fo:border-top="0.03pt solid #ffffff" fo:border-bottom="none"/>
      <style:text-properties fo:font-size="36pt" style:font-size-asian="36pt" style:font-size-complex="36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3.114cm" svg:height="5.08cm" svg:x="3.048cm" svg:y="5.33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3.997cm" svg:x="6.987cm" svg:y="6.9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">8</text:span></text:p>
              </table:table-cell>
              <table:table-cell>
                <text:p text:style-name="P3"><text:span text:style-name="T1">5</text:span></text:p>
              </table:table-cell>
              <table:table-cell table:style-name="ce3">
                <text:p text:style-name="P3"><text:span text:style-name="T1">6</text:span></text:p>
              </table:table-cell>
              <table:table-cell>
                <text:p text:style-name="P3"><text:span text:style-name="T1">3</text:span></text:p>
              </table:table-cell>
              <table:table-cell>
                <text:p text:style-name="P3"><text:span text:style-name="T1">2</text:span></text:p>
              </table:table-cell>
              <table:table-cell>
                <text:p text:style-name="P3"><text:span text:style-name="T1">1</text:span></text:p>
              </table:table-cell>
            </table:table-row>
            <table:table-row table:style-name="ro1" table:default-cell-style-name="ce4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3.639cm" svg:height="0.962cm" svg:x="2.965cm" svg:y="7.42cm">
          <draw:text-box>
            <text:p>Initial State</text:p>
          </draw:text-box>
        </draw:frame>
        <draw:frame draw:style-name="gr3" draw:text-style-name="P4" draw:layer="layout" svg:width="4.727cm" svg:height="0.962cm" svg:x="21.435cm" svg:y="7.42cm">
          <draw:text-box>
            <text:p>Unsorted Array</text:p>
          </draw:text-box>
        </draw:frame>
        <draw:frame draw:style-name="standard" draw:layer="layout" svg:width="14.098cm" svg:height="1.998cm" svg:x="7.004cm" svg:y="4.6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>
                <text:p text:style-name="P2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4</text:span></text:p>
              </table:table-cell>
              <table:table-cell>
                <text:p text:style-name="P5"><text:span text:style-name="T2">5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4" draw:text-style-name="P6" draw:layer="layout" svg:x1="21.085cm" svg:y1="6.096cm" svg:x2="21.085cm" svg:y2="9.652cm">
          <text:p/>
        </draw:line>
        <draw:line draw:style-name="gr5" draw:text-style-name="P6" draw:layer="layout" svg:x1="21.161cm" svg:y1="9.906cm" svg:x2="23.701cm" svg:y2="9.906cm">
          <text:p/>
        </draw:line>
        <draw:frame draw:style-name="gr6" draw:text-style-name="P4" draw:layer="layout" svg:width="3.711cm" svg:height="0.962cm" svg:x="21.181cm" svg:y="8.89cm">
          <draw:text-box>
            <text:p>Sorted Part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3.114cm" svg:height="5.08cm" svg:x="3.048cm" svg:y="5.334cm">
          <text:p/>
          <draw:enhanced-geometry svg:viewBox="0 0 21600 21600" draw:type="rectangle" draw:enhanced-path="M 0 0 L 21600 0 21600 21600 0 21600 0 0 Z N"/>
        </draw:custom-shape>
        <draw:frame draw:style-name="standard" xml:id="id1" draw:id="id1" draw:layer="layout" svg:width="14.098cm" svg:height="1.998cm" svg:x="6.987cm" svg:y="6.9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6">
                <text:p text:style-name="P2"><text:span text:style-name="T1">8</text:span></text:p>
              </table:table-cell>
              <table:table-cell table:style-name="ce7">
                <text:p text:style-name="P3"><text:span text:style-name="T1">5</text:span></text:p>
              </table:table-cell>
              <table:table-cell table:style-name="ce3">
                <text:p text:style-name="P3"><text:span text:style-name="T1">6</text:span></text:p>
              </table:table-cell>
              <table:table-cell>
                <text:p text:style-name="P3"><text:span text:style-name="T1">3</text:span></text:p>
              </table:table-cell>
              <table:table-cell>
                <text:p text:style-name="P3"><text:span text:style-name="T1">2</text:span></text:p>
              </table:table-cell>
              <table:table-cell>
                <text:p text:style-name="P3"><text:span text:style-name="T1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8" draw:layer="layout" svg:width="2.335cm" svg:height="1.987cm" svg:x="4.572cm" svg:y="6.858cm">
          <draw:text-box>
            <text:p><text:span text:style-name="T3">K = 1</text:span></text:p>
            <text:p><text:span text:style-name="T3">J = 0</text:span></text:p>
          </draw:text-box>
        </draw:frame>
        <draw:frame draw:style-name="gr9" draw:text-style-name="P9" draw:layer="layout" svg:width="4.765cm" svg:height="1.673cm" svg:x="21.435cm" svg:y="7.42cm">
          <draw:text-box>
            <text:p text:style-name="P2">Compare 0 &amp; 1</text:p>
            <text:p text:style-name="P2">(swap)</text:p>
          </draw:text-box>
        </draw:frame>
        <draw:frame draw:style-name="standard" draw:layer="layout" svg:width="14.098cm" svg:height="1.998cm" svg:x="7.004cm" svg:y="4.6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>
                <text:p text:style-name="P2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4</text:span></text:p>
              </table:table-cell>
              <table:table-cell>
                <text:p text:style-name="P5"><text:span text:style-name="T2">5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10" draw:text-style-name="P6" draw:layer="layout" draw:type="line" svg:x1="14.036cm" svg:y1="6.902cm" svg:x2="14.036cm" svg:y2="6.902cm" draw:start-shape="id1" draw:end-shape="id1" svg:d="M14036 6902z" svg:viewBox="0 0 1 1">
          <text:p/>
        </draw:connector>
        <draw:frame draw:style-name="gr9" draw:text-style-name="P9" draw:layer="layout" svg:width="4.765cm" svg:height="1.673cm" svg:x="21.436cm" svg:y="7.421cm">
          <draw:text-box>
            <text:p text:style-name="P2">Compare 0 &amp; 1</text:p>
            <text:p text:style-name="P2">(swap)</text:p>
          </draw:text-box>
        </draw:frame>
        <draw:custom-shape draw:style-name="gr11" draw:text-style-name="P2" draw:layer="layout" svg:width="1.778cm" svg:height="0.508cm" svg:x="8.382cm" svg:y="9.14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" draw:text-style-name="P6" draw:layer="layout" svg:x1="21.085cm" svg:y1="6.096cm" svg:x2="21.085cm" svg:y2="9.652cm">
          <text:p/>
        </draw:line>
        <draw:line draw:style-name="gr5" draw:text-style-name="P6" draw:layer="layout" svg:x1="21.161cm" svg:y1="9.981cm" svg:x2="23.701cm" svg:y2="9.981cm">
          <text:p/>
        </draw:line>
        <draw:frame draw:style-name="gr6" draw:text-style-name="P4" draw:layer="layout" svg:width="3.711cm" svg:height="0.962cm" svg:x="21.181cm" svg:y="8.965cm">
          <draw:text-box>
            <text:p>Sorted Part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3.114cm" svg:height="5.08cm" svg:x="3.048cm" svg:y="5.334cm">
          <text:p/>
          <draw:enhanced-geometry svg:viewBox="0 0 21600 21600" draw:type="rectangle" draw:enhanced-path="M 0 0 L 21600 0 21600 21600 0 21600 0 0 Z N"/>
        </draw:custom-shape>
        <draw:frame draw:style-name="standard" xml:id="id2" draw:id="id2" draw:layer="layout" svg:width="14.098cm" svg:height="1.998cm" svg:x="6.987cm" svg:y="6.9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">5</text:span></text:p>
              </table:table-cell>
              <table:table-cell table:style-name="ce7">
                <text:p text:style-name="P3"><text:span text:style-name="T1">8</text:span></text:p>
              </table:table-cell>
              <table:table-cell table:style-name="ce8">
                <text:p text:style-name="P3"><text:span text:style-name="T1">6</text:span></text:p>
              </table:table-cell>
              <table:table-cell table:style-name="ce3">
                <text:p text:style-name="P3"><text:span text:style-name="T1">3</text:span></text:p>
              </table:table-cell>
              <table:table-cell>
                <text:p text:style-name="P3"><text:span text:style-name="T1">2</text:span></text:p>
              </table:table-cell>
              <table:table-cell>
                <text:p text:style-name="P3"><text:span text:style-name="T1">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8" draw:layer="layout" svg:width="2.335cm" svg:height="1.987cm" svg:x="4.572cm" svg:y="6.858cm">
          <draw:text-box>
            <text:p><text:span text:style-name="T3">K = 1</text:span></text:p>
            <text:p><text:span text:style-name="T3">J = 1</text:span></text:p>
          </draw:text-box>
        </draw:frame>
        <draw:frame draw:style-name="gr9" draw:text-style-name="P9" draw:layer="layout" svg:width="4.765cm" svg:height="1.673cm" svg:x="21.435cm" svg:y="7.42cm">
          <draw:text-box>
            <text:p text:style-name="P2">Compare 1 &amp; 2</text:p>
            <text:p text:style-name="P2">(swap)</text:p>
          </draw:text-box>
        </draw:frame>
        <draw:frame draw:style-name="standard" draw:layer="layout" svg:width="14.098cm" svg:height="1.998cm" svg:x="7.004cm" svg:y="4.6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>
                <text:p text:style-name="P2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4</text:span></text:p>
              </table:table-cell>
              <table:table-cell>
                <text:p text:style-name="P5"><text:span text:style-name="T2">5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10" draw:text-style-name="P6" draw:layer="layout" draw:type="line" svg:x1="14.036cm" svg:y1="6.902cm" svg:x2="14.036cm" svg:y2="6.902cm" draw:start-shape="id2" draw:end-shape="id2" svg:d="M14036 6902z" svg:viewBox="0 0 1 1">
          <text:p/>
        </draw:connector>
        <draw:custom-shape draw:style-name="gr11" draw:text-style-name="P2" draw:layer="layout" svg:width="1.778cm" svg:height="0.508cm" svg:x="10.668cm" svg:y="9.14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" draw:text-style-name="P6" draw:layer="layout" svg:x1="21.085cm" svg:y1="6.096cm" svg:x2="21.085cm" svg:y2="9.652cm">
          <text:p/>
        </draw:line>
        <draw:line draw:style-name="gr5" draw:text-style-name="P6" draw:layer="layout" svg:x1="21.161cm" svg:y1="9.981cm" svg:x2="23.701cm" svg:y2="9.981cm">
          <text:p/>
        </draw:line>
        <draw:frame draw:style-name="gr6" draw:text-style-name="P4" draw:layer="layout" svg:width="3.711cm" svg:height="0.962cm" svg:x="21.181cm" svg:y="8.965cm">
          <draw:text-box>
            <text:p>Sorted Part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3.114cm" svg:height="5.08cm" svg:x="3.048cm" svg:y="5.334cm">
          <text:p/>
          <draw:enhanced-geometry svg:viewBox="0 0 21600 21600" draw:type="rectangle" draw:enhanced-path="M 0 0 L 21600 0 21600 21600 0 21600 0 0 Z N"/>
        </draw:custom-shape>
        <draw:frame draw:style-name="standard" xml:id="id3" draw:id="id3" draw:layer="layout" svg:width="14.098cm" svg:height="1.998cm" svg:x="6.987cm" svg:y="6.9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">5</text:span></text:p>
              </table:table-cell>
              <table:table-cell>
                <text:p text:style-name="P3"><text:span text:style-name="T1">6</text:span></text:p>
              </table:table-cell>
              <table:table-cell table:style-name="ce8">
                <text:p text:style-name="P3"><text:span text:style-name="T1">8</text:span></text:p>
              </table:table-cell>
              <table:table-cell table:style-name="ce7">
                <text:p text:style-name="P3"><text:span text:style-name="T1">3</text:span></text:p>
              </table:table-cell>
              <table:table-cell table:style-name="ce3">
                <text:p text:style-name="P3"><text:span text:style-name="T1">2</text:span></text:p>
              </table:table-cell>
              <table:table-cell>
                <text:p text:style-name="P3"><text:span text:style-name="T1">1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8" draw:layer="layout" svg:width="2.335cm" svg:height="1.987cm" svg:x="4.572cm" svg:y="6.858cm">
          <draw:text-box>
            <text:p><text:span text:style-name="T3">K = 1</text:span></text:p>
            <text:p><text:span text:style-name="T3">J = 2</text:span></text:p>
          </draw:text-box>
        </draw:frame>
        <draw:frame draw:style-name="gr9" draw:text-style-name="P9" draw:layer="layout" svg:width="4.765cm" svg:height="1.673cm" svg:x="21.435cm" svg:y="7.42cm">
          <draw:text-box>
            <text:p text:style-name="P2">Compare 2 &amp; 3</text:p>
            <text:p text:style-name="P2">(swap)</text:p>
          </draw:text-box>
        </draw:frame>
        <draw:frame draw:style-name="standard" draw:layer="layout" svg:width="14.098cm" svg:height="1.998cm" svg:x="7.004cm" svg:y="4.6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>
                <text:p text:style-name="P2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4</text:span></text:p>
              </table:table-cell>
              <table:table-cell>
                <text:p text:style-name="P5"><text:span text:style-name="T2">5</text:span></text:p>
              </table:table-cell>
            </table:table-row>
          </table:table>
          <draw:image xlink:href="Pictures/TablePreview8.svm" xlink:type="simple" xlink:show="embed" xlink:actuate="onLoad"/>
        </draw:frame>
        <draw:connector draw:style-name="gr10" draw:text-style-name="P6" draw:layer="layout" draw:type="line" svg:x1="14.036cm" svg:y1="6.902cm" svg:x2="14.036cm" svg:y2="6.902cm" draw:start-shape="id3" draw:end-shape="id3" svg:d="M14036 6902z" svg:viewBox="0 0 1 1">
          <text:p/>
        </draw:connector>
        <draw:custom-shape draw:style-name="gr11" draw:text-style-name="P2" draw:layer="layout" svg:width="1.778cm" svg:height="0.508cm" svg:x="13.208cm" svg:y="9.14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" draw:text-style-name="P6" draw:layer="layout" svg:x1="21.085cm" svg:y1="6.096cm" svg:x2="21.085cm" svg:y2="9.652cm">
          <text:p/>
        </draw:line>
        <draw:line draw:style-name="gr5" draw:text-style-name="P6" draw:layer="layout" svg:x1="21.161cm" svg:y1="9.981cm" svg:x2="23.701cm" svg:y2="9.981cm">
          <text:p/>
        </draw:line>
        <draw:frame draw:style-name="gr6" draw:text-style-name="P4" draw:layer="layout" svg:width="3.711cm" svg:height="0.962cm" svg:x="21.181cm" svg:y="8.965cm">
          <draw:text-box>
            <text:p>Sorted Part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23.114cm" svg:height="5.08cm" svg:x="3.048cm" svg:y="5.334cm">
          <text:p/>
          <draw:enhanced-geometry svg:viewBox="0 0 21600 21600" draw:type="rectangle" draw:enhanced-path="M 0 0 L 21600 0 21600 21600 0 21600 0 0 Z N"/>
        </draw:custom-shape>
        <draw:frame draw:style-name="standard" xml:id="id4" draw:id="id4" draw:layer="layout" svg:width="14.098cm" svg:height="1.998cm" svg:x="6.987cm" svg:y="6.9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7">
              <table:table-cell table:style-name="ce1">
                <text:p text:style-name="P2"><text:span text:style-name="T1">5</text:span></text:p>
              </table:table-cell>
              <table:table-cell table:style-name="ce2">
                <text:p text:style-name="P3"><text:span text:style-name="T1">6</text:span></text:p>
              </table:table-cell>
              <table:table-cell table:style-name="ce9">
                <text:p text:style-name="P3"><text:span text:style-name="T1">3</text:span></text:p>
              </table:table-cell>
              <table:table-cell>
                <text:p text:style-name="P3"><text:span text:style-name="T1">8</text:span></text:p>
              </table:table-cell>
              <table:table-cell>
                <text:p text:style-name="P3"><text:span text:style-name="T1">2</text:span></text:p>
              </table:table-cell>
              <table:table-cell table:style-name="ce3">
                <text:p text:style-name="P3"><text:span text:style-name="T1">1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8" draw:text-style-name="P8" draw:layer="layout" svg:width="2.335cm" svg:height="1.987cm" svg:x="4.572cm" svg:y="6.858cm">
          <draw:text-box>
            <text:p><text:span text:style-name="T3">K = 1</text:span></text:p>
            <text:p><text:span text:style-name="T3">J = 3</text:span></text:p>
          </draw:text-box>
        </draw:frame>
        <draw:frame draw:style-name="gr9" draw:text-style-name="P9" draw:layer="layout" svg:width="4.765cm" svg:height="1.673cm" svg:x="21.435cm" svg:y="7.42cm">
          <draw:text-box>
            <text:p text:style-name="P2">Compare 3 &amp; 4</text:p>
            <text:p text:style-name="P2">(swap)</text:p>
          </draw:text-box>
        </draw:frame>
        <draw:frame draw:style-name="standard" draw:layer="layout" svg:width="14.098cm" svg:height="1.998cm" svg:x="7.004cm" svg:y="4.6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>
                <text:p text:style-name="P2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4</text:span></text:p>
              </table:table-cell>
              <table:table-cell>
                <text:p text:style-name="P5"><text:span text:style-name="T2">5</text:span></text:p>
              </table:table-cell>
            </table:table-row>
          </table:table>
          <draw:image xlink:href="Pictures/TablePreview10.svm" xlink:type="simple" xlink:show="embed" xlink:actuate="onLoad"/>
        </draw:frame>
        <draw:connector draw:style-name="gr10" draw:text-style-name="P6" draw:layer="layout" draw:type="line" svg:x1="14.036cm" svg:y1="6.902cm" svg:x2="14.036cm" svg:y2="6.902cm" draw:start-shape="id4" draw:end-shape="id4" svg:d="M14036 6902z" svg:viewBox="0 0 1 1">
          <text:p/>
        </draw:connector>
        <draw:custom-shape draw:style-name="gr11" draw:text-style-name="P2" draw:layer="layout" svg:width="1.778cm" svg:height="0.508cm" svg:x="15.494cm" svg:y="9.14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" draw:text-style-name="P6" draw:layer="layout" svg:x1="21.085cm" svg:y1="6.096cm" svg:x2="21.085cm" svg:y2="9.652cm">
          <text:p/>
        </draw:line>
        <draw:line draw:style-name="gr5" draw:text-style-name="P6" draw:layer="layout" svg:x1="21.161cm" svg:y1="9.981cm" svg:x2="23.701cm" svg:y2="9.981cm">
          <text:p/>
        </draw:line>
        <draw:frame draw:style-name="gr6" draw:text-style-name="P4" draw:layer="layout" svg:width="3.711cm" svg:height="0.962cm" svg:x="21.181cm" svg:y="8.965cm">
          <draw:text-box>
            <text:p>Sorted Part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23.114cm" svg:height="5.08cm" svg:x="3.048cm" svg:y="5.334cm">
          <text:p/>
          <draw:enhanced-geometry svg:viewBox="0 0 21600 21600" draw:type="rectangle" draw:enhanced-path="M 0 0 L 21600 0 21600 21600 0 21600 0 0 Z N"/>
        </draw:custom-shape>
        <draw:frame draw:style-name="standard" xml:id="id5" draw:id="id5" draw:layer="layout" svg:width="14.098cm" svg:height="1.998cm" svg:x="6.987cm" svg:y="6.9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">5</text:span></text:p>
              </table:table-cell>
              <table:table-cell table:style-name="ce2">
                <text:p text:style-name="P3"><text:span text:style-name="T1">6</text:span></text:p>
              </table:table-cell>
              <table:table-cell table:style-name="ce3">
                <text:p text:style-name="P3"><text:span text:style-name="T1">3</text:span></text:p>
              </table:table-cell>
              <table:table-cell>
                <text:p text:style-name="P3"><text:span text:style-name="T1">2</text:span></text:p>
              </table:table-cell>
              <table:table-cell table:style-name="ce7">
                <text:p text:style-name="P3"><text:span text:style-name="T1">8</text:span></text:p>
              </table:table-cell>
              <table:table-cell table:style-name="ce7">
                <text:p text:style-name="P3"><text:span text:style-name="T1">1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8" draw:text-style-name="P8" draw:layer="layout" svg:width="2.335cm" svg:height="1.987cm" svg:x="4.572cm" svg:y="6.858cm">
          <draw:text-box>
            <text:p><text:span text:style-name="T3">K = 1</text:span></text:p>
            <text:p><text:span text:style-name="T3">J = 4</text:span></text:p>
          </draw:text-box>
        </draw:frame>
        <draw:frame draw:style-name="gr9" draw:text-style-name="P9" draw:layer="layout" svg:width="4.765cm" svg:height="1.673cm" svg:x="21.435cm" svg:y="7.42cm">
          <draw:text-box>
            <text:p text:style-name="P2">Compare 4 &amp; 5</text:p>
            <text:p text:style-name="P2">(swap)</text:p>
          </draw:text-box>
        </draw:frame>
        <draw:frame draw:style-name="standard" draw:layer="layout" svg:width="14.098cm" svg:height="1.998cm" svg:x="7.004cm" svg:y="4.6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>
                <text:p text:style-name="P2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4</text:span></text:p>
              </table:table-cell>
              <table:table-cell>
                <text:p text:style-name="P5"><text:span text:style-name="T2">5</text:span></text:p>
              </table:table-cell>
            </table:table-row>
          </table:table>
          <draw:image xlink:href="Pictures/TablePreview12.svm" xlink:type="simple" xlink:show="embed" xlink:actuate="onLoad"/>
        </draw:frame>
        <draw:connector draw:style-name="gr10" draw:text-style-name="P6" draw:layer="layout" draw:type="line" svg:x1="14.036cm" svg:y1="6.902cm" svg:x2="14.036cm" svg:y2="6.902cm" draw:start-shape="id5" draw:end-shape="id5" svg:d="M14036 6902z" svg:viewBox="0 0 1 1">
          <text:p/>
        </draw:connector>
        <draw:custom-shape draw:style-name="gr11" draw:text-style-name="P2" draw:layer="layout" svg:width="1.778cm" svg:height="0.508cm" svg:x="17.78cm" svg:y="9.14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" draw:text-style-name="P6" draw:layer="layout" svg:x1="21.085cm" svg:y1="6.096cm" svg:x2="21.085cm" svg:y2="9.652cm">
          <text:p/>
        </draw:line>
        <draw:line draw:style-name="gr5" draw:text-style-name="P6" draw:layer="layout" svg:x1="21.161cm" svg:y1="9.981cm" svg:x2="23.701cm" svg:y2="9.981cm">
          <text:p/>
        </draw:line>
        <draw:frame draw:style-name="gr6" draw:text-style-name="P4" draw:layer="layout" svg:width="3.711cm" svg:height="0.962cm" svg:x="21.181cm" svg:y="8.965cm">
          <draw:text-box>
            <text:p>Sorted Part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23.114cm" svg:height="5.08cm" svg:x="3.048cm" svg:y="5.334cm">
          <text:p/>
          <draw:enhanced-geometry svg:viewBox="0 0 21600 21600" draw:type="rectangle" draw:enhanced-path="M 0 0 L 21600 0 21600 21600 0 21600 0 0 Z N"/>
        </draw:custom-shape>
        <draw:frame draw:style-name="standard" xml:id="id6" draw:id="id6" draw:layer="layout" svg:width="14.098cm" svg:height="1.998cm" svg:x="6.987cm" svg:y="6.9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">5</text:span></text:p>
              </table:table-cell>
              <table:table-cell>
                <text:p text:style-name="P3"><text:span text:style-name="T1">6</text:span></text:p>
              </table:table-cell>
              <table:table-cell table:style-name="ce3">
                <text:p text:style-name="P3"><text:span text:style-name="T1">3</text:span></text:p>
              </table:table-cell>
              <table:table-cell>
                <text:p text:style-name="P3"><text:span text:style-name="T1">2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8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2" draw:text-style-name="P9" draw:layer="layout" svg:width="3.707cm" svg:height="0.962cm" svg:x="21.435cm" svg:y="7.42cm">
          <draw:text-box>
            <text:p text:style-name="P2">Sub-Sorted</text:p>
          </draw:text-box>
        </draw:frame>
        <draw:frame draw:style-name="standard" draw:layer="layout" svg:width="14.098cm" svg:height="1.998cm" svg:x="7.004cm" svg:y="4.6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>
                <text:p text:style-name="P2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4</text:span></text:p>
              </table:table-cell>
              <table:table-cell>
                <text:p text:style-name="P5"><text:span text:style-name="T2">5</text:span></text:p>
              </table:table-cell>
            </table:table-row>
          </table:table>
          <draw:image xlink:href="Pictures/TablePreview14.svm" xlink:type="simple" xlink:show="embed" xlink:actuate="onLoad"/>
        </draw:frame>
        <draw:connector draw:style-name="gr10" draw:text-style-name="P6" draw:layer="layout" draw:type="line" svg:x1="14.036cm" svg:y1="6.902cm" svg:x2="14.036cm" svg:y2="6.902cm" draw:start-shape="id6" draw:end-shape="id6" svg:d="M14036 6902z" svg:viewBox="0 0 1 1">
          <text:p/>
        </draw:connector>
        <draw:line draw:style-name="gr4" draw:text-style-name="P6" draw:layer="layout" svg:x1="18.796cm" svg:y1="6.096cm" svg:x2="18.796cm" svg:y2="9.652cm">
          <text:p/>
        </draw:line>
        <draw:line draw:style-name="gr5" draw:text-style-name="P6" draw:layer="layout" svg:x1="18.875cm" svg:y1="9.981cm" svg:x2="21.415cm" svg:y2="9.981cm">
          <text:p/>
        </draw:line>
        <draw:frame draw:style-name="gr6" draw:text-style-name="P4" draw:layer="layout" svg:width="3.711cm" svg:height="0.962cm" svg:x="18.895cm" svg:y="8.965cm">
          <draw:text-box>
            <text:p>Sorted Part</text:p>
          </draw:text-box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" draw:layer="layout" svg:width="23.114cm" svg:height="5.08cm" svg:x="3.048cm" svg:y="5.334cm">
          <text:p/>
          <draw:enhanced-geometry svg:viewBox="0 0 21600 21600" draw:type="rectangle" draw:enhanced-path="M 0 0 L 21600 0 21600 21600 0 21600 0 0 Z N"/>
        </draw:custom-shape>
        <draw:frame draw:style-name="standard" xml:id="id7" draw:id="id7" draw:layer="layout" svg:width="14.098cm" svg:height="1.998cm" svg:x="6.987cm" svg:y="6.9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6">
                <text:p text:style-name="P2"><text:span text:style-name="T1">5</text:span></text:p>
              </table:table-cell>
              <table:table-cell table:style-name="ce7">
                <text:p text:style-name="P3"><text:span text:style-name="T1">6</text:span></text:p>
              </table:table-cell>
              <table:table-cell table:style-name="ce3">
                <text:p text:style-name="P3"><text:span text:style-name="T1">3</text:span></text:p>
              </table:table-cell>
              <table:table-cell>
                <text:p text:style-name="P3"><text:span text:style-name="T1">2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8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8" draw:text-style-name="P8" draw:layer="layout" svg:width="2.335cm" svg:height="1.987cm" svg:x="4.572cm" svg:y="6.858cm">
          <draw:text-box>
            <text:p><text:span text:style-name="T3">K = 2</text:span></text:p>
            <text:p><text:span text:style-name="T3">J = 0</text:span></text:p>
          </draw:text-box>
        </draw:frame>
        <draw:frame draw:style-name="gr9" draw:text-style-name="P9" draw:layer="layout" svg:width="4.765cm" svg:height="1.673cm" svg:x="21.435cm" svg:y="7.42cm">
          <draw:text-box>
            <text:p text:style-name="P2">Compare 0 &amp; 1</text:p>
            <text:p text:style-name="P2">(no swap)</text:p>
          </draw:text-box>
        </draw:frame>
        <draw:frame draw:style-name="standard" draw:layer="layout" svg:width="14.098cm" svg:height="1.998cm" svg:x="7.004cm" svg:y="4.6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>
                <text:p text:style-name="P2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4</text:span></text:p>
              </table:table-cell>
              <table:table-cell>
                <text:p text:style-name="P5"><text:span text:style-name="T2">5</text:span></text:p>
              </table:table-cell>
            </table:table-row>
          </table:table>
          <draw:image xlink:href="Pictures/TablePreview16.svm" xlink:type="simple" xlink:show="embed" xlink:actuate="onLoad"/>
        </draw:frame>
        <draw:connector draw:style-name="gr10" draw:text-style-name="P6" draw:layer="layout" draw:type="line" svg:x1="14.036cm" svg:y1="6.902cm" svg:x2="14.036cm" svg:y2="6.902cm" draw:start-shape="id7" draw:end-shape="id7" svg:d="M14036 6902z" svg:viewBox="0 0 1 1">
          <text:p/>
        </draw:connector>
        <draw:custom-shape draw:style-name="gr11" draw:text-style-name="P2" draw:layer="layout" svg:width="1.778cm" svg:height="0.508cm" svg:x="8.382cm" svg:y="9.14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" draw:text-style-name="P6" draw:layer="layout" svg:x1="18.796cm" svg:y1="6.096cm" svg:x2="18.796cm" svg:y2="9.652cm">
          <text:p/>
        </draw:line>
        <draw:line draw:style-name="gr5" draw:text-style-name="P6" draw:layer="layout" svg:x1="18.875cm" svg:y1="10.056cm" svg:x2="21.415cm" svg:y2="10.056cm">
          <text:p/>
        </draw:line>
        <draw:frame draw:style-name="gr6" draw:text-style-name="P4" draw:layer="layout" svg:width="3.711cm" svg:height="0.962cm" svg:x="18.895cm" svg:y="9.04cm">
          <draw:text-box>
            <text:p>Sorted Part</text:p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23.114cm" svg:height="5.08cm" svg:x="3.048cm" svg:y="5.334cm">
          <text:p/>
          <draw:enhanced-geometry svg:viewBox="0 0 21600 21600" draw:type="rectangle" draw:enhanced-path="M 0 0 L 21600 0 21600 21600 0 21600 0 0 Z N"/>
        </draw:custom-shape>
        <draw:frame draw:style-name="standard" xml:id="id8" draw:id="id8" draw:layer="layout" svg:width="14.098cm" svg:height="1.998cm" svg:x="6.987cm" svg:y="6.9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">5</text:span></text:p>
              </table:table-cell>
              <table:table-cell table:style-name="ce7">
                <text:p text:style-name="P3"><text:span text:style-name="T1">6</text:span></text:p>
              </table:table-cell>
              <table:table-cell table:style-name="ce8">
                <text:p text:style-name="P3"><text:span text:style-name="T1">3</text:span></text:p>
              </table:table-cell>
              <table:table-cell table:style-name="ce3">
                <text:p text:style-name="P3"><text:span text:style-name="T1">2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8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8" draw:text-style-name="P8" draw:layer="layout" svg:width="2.335cm" svg:height="1.987cm" svg:x="4.572cm" svg:y="6.858cm">
          <draw:text-box>
            <text:p><text:span text:style-name="T3">K = 2</text:span></text:p>
            <text:p><text:span text:style-name="T3">J = 1</text:span></text:p>
          </draw:text-box>
        </draw:frame>
        <draw:frame draw:style-name="gr9" draw:text-style-name="P9" draw:layer="layout" svg:width="4.765cm" svg:height="1.673cm" svg:x="21.435cm" svg:y="7.42cm">
          <draw:text-box>
            <text:p text:style-name="P2">Compare 1 &amp; 2</text:p>
            <text:p text:style-name="P2">(swap)</text:p>
          </draw:text-box>
        </draw:frame>
        <draw:frame draw:style-name="standard" draw:layer="layout" svg:width="14.098cm" svg:height="1.998cm" svg:x="7.004cm" svg:y="4.6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>
                <text:p text:style-name="P2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4</text:span></text:p>
              </table:table-cell>
              <table:table-cell>
                <text:p text:style-name="P5"><text:span text:style-name="T2">5</text:span></text:p>
              </table:table-cell>
            </table:table-row>
          </table:table>
          <draw:image xlink:href="Pictures/TablePreview18.svm" xlink:type="simple" xlink:show="embed" xlink:actuate="onLoad"/>
        </draw:frame>
        <draw:connector draw:style-name="gr10" draw:text-style-name="P6" draw:layer="layout" draw:type="line" svg:x1="14.036cm" svg:y1="6.902cm" svg:x2="14.036cm" svg:y2="6.902cm" draw:start-shape="id8" draw:end-shape="id8" svg:d="M14036 6902z" svg:viewBox="0 0 1 1">
          <text:p/>
        </draw:connector>
        <draw:custom-shape draw:style-name="gr11" draw:text-style-name="P2" draw:layer="layout" svg:width="1.778cm" svg:height="0.508cm" svg:x="10.668cm" svg:y="9.14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" draw:text-style-name="P6" draw:layer="layout" svg:x1="18.796cm" svg:y1="6.096cm" svg:x2="18.796cm" svg:y2="9.652cm">
          <text:p/>
        </draw:line>
        <draw:line draw:style-name="gr5" draw:text-style-name="P6" draw:layer="layout" svg:x1="18.875cm" svg:y1="10.056cm" svg:x2="21.415cm" svg:y2="10.056cm">
          <text:p/>
        </draw:line>
        <draw:frame draw:style-name="gr6" draw:text-style-name="P4" draw:layer="layout" svg:width="3.711cm" svg:height="0.962cm" svg:x="18.895cm" svg:y="9.04cm">
          <draw:text-box>
            <text:p>Sorted Part</text:p>
          </draw:text-box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23.114cm" svg:height="5.08cm" svg:x="3.048cm" svg:y="5.334cm">
          <text:p/>
          <draw:enhanced-geometry svg:viewBox="0 0 21600 21600" draw:type="rectangle" draw:enhanced-path="M 0 0 L 21600 0 21600 21600 0 21600 0 0 Z N"/>
        </draw:custom-shape>
        <draw:frame draw:style-name="standard" xml:id="id9" draw:id="id9" draw:layer="layout" svg:width="14.098cm" svg:height="1.998cm" svg:x="6.987cm" svg:y="6.9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">5</text:span></text:p>
              </table:table-cell>
              <table:table-cell>
                <text:p text:style-name="P3"><text:span text:style-name="T1">3</text:span></text:p>
              </table:table-cell>
              <table:table-cell table:style-name="ce8">
                <text:p text:style-name="P3"><text:span text:style-name="T1">6</text:span></text:p>
              </table:table-cell>
              <table:table-cell table:style-name="ce7">
                <text:p text:style-name="P3"><text:span text:style-name="T1">2</text:span></text:p>
              </table:table-cell>
              <table:table-cell table:style-name="ce3">
                <text:p text:style-name="P3"><text:span text:style-name="T1">1</text:span></text:p>
              </table:table-cell>
              <table:table-cell>
                <text:p text:style-name="P3"><text:span text:style-name="T1">8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8" draw:text-style-name="P8" draw:layer="layout" svg:width="2.335cm" svg:height="1.987cm" svg:x="4.572cm" svg:y="6.858cm">
          <draw:text-box>
            <text:p><text:span text:style-name="T3">K = 2</text:span></text:p>
            <text:p><text:span text:style-name="T3">J = 2</text:span></text:p>
          </draw:text-box>
        </draw:frame>
        <draw:frame draw:style-name="gr9" draw:text-style-name="P9" draw:layer="layout" svg:width="4.765cm" svg:height="1.673cm" svg:x="21.435cm" svg:y="7.42cm">
          <draw:text-box>
            <text:p text:style-name="P2">Compare 2 &amp; 3</text:p>
            <text:p text:style-name="P2">(swap)</text:p>
          </draw:text-box>
        </draw:frame>
        <draw:frame draw:style-name="standard" draw:layer="layout" svg:width="14.098cm" svg:height="1.998cm" svg:x="7.004cm" svg:y="4.6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>
                <text:p text:style-name="P2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4</text:span></text:p>
              </table:table-cell>
              <table:table-cell>
                <text:p text:style-name="P5"><text:span text:style-name="T2">5</text:span></text:p>
              </table:table-cell>
            </table:table-row>
          </table:table>
          <draw:image xlink:href="Pictures/TablePreview20.svm" xlink:type="simple" xlink:show="embed" xlink:actuate="onLoad"/>
        </draw:frame>
        <draw:connector draw:style-name="gr10" draw:text-style-name="P6" draw:layer="layout" draw:type="line" svg:x1="14.036cm" svg:y1="6.902cm" svg:x2="14.036cm" svg:y2="6.902cm" draw:start-shape="id9" draw:end-shape="id9" svg:d="M14036 6902z" svg:viewBox="0 0 1 1">
          <text:p/>
        </draw:connector>
        <draw:custom-shape draw:style-name="gr11" draw:text-style-name="P2" draw:layer="layout" svg:width="1.778cm" svg:height="0.508cm" svg:x="13.208cm" svg:y="9.14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" draw:text-style-name="P6" draw:layer="layout" svg:x1="18.796cm" svg:y1="6.096cm" svg:x2="18.796cm" svg:y2="9.652cm">
          <text:p/>
        </draw:line>
        <draw:line draw:style-name="gr5" draw:text-style-name="P6" draw:layer="layout" svg:x1="18.875cm" svg:y1="10.056cm" svg:x2="21.415cm" svg:y2="10.056cm">
          <text:p/>
        </draw:line>
        <draw:frame draw:style-name="gr6" draw:text-style-name="P4" draw:layer="layout" svg:width="3.711cm" svg:height="0.962cm" svg:x="18.895cm" svg:y="9.04cm">
          <draw:text-box>
            <text:p>Sorted Part</text:p>
          </draw:text-box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1" draw:layer="layout" svg:width="23.114cm" svg:height="5.08cm" svg:x="3.048cm" svg:y="5.334cm">
          <text:p/>
          <draw:enhanced-geometry svg:viewBox="0 0 21600 21600" draw:type="rectangle" draw:enhanced-path="M 0 0 L 21600 0 21600 21600 0 21600 0 0 Z N"/>
        </draw:custom-shape>
        <draw:frame draw:style-name="standard" xml:id="id10" draw:id="id10" draw:layer="layout" svg:width="14.098cm" svg:height="1.998cm" svg:x="6.987cm" svg:y="6.9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7">
              <table:table-cell table:style-name="ce1">
                <text:p text:style-name="P2"><text:span text:style-name="T1">5</text:span></text:p>
              </table:table-cell>
              <table:table-cell table:style-name="ce2">
                <text:p text:style-name="P3"><text:span text:style-name="T1">3</text:span></text:p>
              </table:table-cell>
              <table:table-cell table:style-name="ce9">
                <text:p text:style-name="P3"><text:span text:style-name="T1">2</text:span></text:p>
              </table:table-cell>
              <table:table-cell>
                <text:p text:style-name="P3"><text:span text:style-name="T1">6</text:span></text:p>
              </table:table-cell>
              <table:table-cell>
                <text:p text:style-name="P3"><text:span text:style-name="T1">1</text:span></text:p>
              </table:table-cell>
              <table:table-cell table:style-name="ce3">
                <text:p text:style-name="P3"><text:span text:style-name="T1">8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8" draw:text-style-name="P8" draw:layer="layout" svg:width="2.335cm" svg:height="1.987cm" svg:x="4.572cm" svg:y="6.858cm">
          <draw:text-box>
            <text:p><text:span text:style-name="T3">K = 2</text:span></text:p>
            <text:p><text:span text:style-name="T3">J = 3</text:span></text:p>
          </draw:text-box>
        </draw:frame>
        <draw:frame draw:style-name="gr9" draw:text-style-name="P9" draw:layer="layout" svg:width="4.765cm" svg:height="1.673cm" svg:x="21.435cm" svg:y="7.42cm">
          <draw:text-box>
            <text:p text:style-name="P2">Compare 3 &amp; 4</text:p>
            <text:p text:style-name="P2">(swap)</text:p>
          </draw:text-box>
        </draw:frame>
        <draw:frame draw:style-name="standard" draw:layer="layout" svg:width="14.098cm" svg:height="1.998cm" svg:x="7.004cm" svg:y="4.6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>
                <text:p text:style-name="P2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4</text:span></text:p>
              </table:table-cell>
              <table:table-cell>
                <text:p text:style-name="P5"><text:span text:style-name="T2">5</text:span></text:p>
              </table:table-cell>
            </table:table-row>
          </table:table>
          <draw:image xlink:href="Pictures/TablePreview22.svm" xlink:type="simple" xlink:show="embed" xlink:actuate="onLoad"/>
        </draw:frame>
        <draw:connector draw:style-name="gr10" draw:text-style-name="P6" draw:layer="layout" draw:type="line" svg:x1="14.036cm" svg:y1="6.902cm" svg:x2="14.036cm" svg:y2="6.902cm" draw:start-shape="id10" draw:end-shape="id10" svg:d="M14036 6902z" svg:viewBox="0 0 1 1">
          <text:p/>
        </draw:connector>
        <draw:custom-shape draw:style-name="gr11" draw:text-style-name="P2" draw:layer="layout" svg:width="1.778cm" svg:height="0.508cm" svg:x="15.494cm" svg:y="9.14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" draw:text-style-name="P6" draw:layer="layout" svg:x1="18.796cm" svg:y1="6.096cm" svg:x2="18.796cm" svg:y2="9.652cm">
          <text:p/>
        </draw:line>
        <draw:line draw:style-name="gr5" draw:text-style-name="P6" draw:layer="layout" svg:x1="18.875cm" svg:y1="10.056cm" svg:x2="21.415cm" svg:y2="10.056cm">
          <text:p/>
        </draw:line>
        <draw:frame draw:style-name="gr6" draw:text-style-name="P4" draw:layer="layout" svg:width="3.711cm" svg:height="0.962cm" svg:x="18.895cm" svg:y="9.04cm">
          <draw:text-box>
            <text:p>Sorted Part</text:p>
          </draw:text-box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" draw:text-style-name="P1" draw:layer="layout" svg:width="23.114cm" svg:height="5.08cm" svg:x="3.048cm" svg:y="5.334cm">
          <text:p/>
          <draw:enhanced-geometry svg:viewBox="0 0 21600 21600" draw:type="rectangle" draw:enhanced-path="M 0 0 L 21600 0 21600 21600 0 21600 0 0 Z N"/>
        </draw:custom-shape>
        <draw:frame draw:style-name="standard" xml:id="id11" draw:id="id11" draw:layer="layout" svg:width="14.098cm" svg:height="1.998cm" svg:x="6.987cm" svg:y="6.9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">5</text:span></text:p>
              </table:table-cell>
              <table:table-cell>
                <text:p text:style-name="P3"><text:span text:style-name="T1">3</text:span></text:p>
              </table:table-cell>
              <table:table-cell table:style-name="ce3">
                <text:p text:style-name="P3"><text:span text:style-name="T1">2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6</text:span></text:p>
              </table:table-cell>
              <table:table-cell>
                <text:p text:style-name="P3"><text:span text:style-name="T1">8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12" draw:text-style-name="P9" draw:layer="layout" svg:width="3.707cm" svg:height="0.962cm" svg:x="21.435cm" svg:y="7.42cm">
          <draw:text-box>
            <text:p text:style-name="P2">Sub-Sorted</text:p>
          </draw:text-box>
        </draw:frame>
        <draw:frame draw:style-name="standard" draw:layer="layout" svg:width="14.098cm" svg:height="1.998cm" svg:x="7.004cm" svg:y="4.6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>
                <text:p text:style-name="P2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4</text:span></text:p>
              </table:table-cell>
              <table:table-cell>
                <text:p text:style-name="P5"><text:span text:style-name="T2">5</text:span></text:p>
              </table:table-cell>
            </table:table-row>
          </table:table>
          <draw:image xlink:href="Pictures/TablePreview24.svm" xlink:type="simple" xlink:show="embed" xlink:actuate="onLoad"/>
        </draw:frame>
        <draw:connector draw:style-name="gr10" draw:text-style-name="P6" draw:layer="layout" draw:type="line" svg:x1="14.036cm" svg:y1="6.902cm" svg:x2="14.036cm" svg:y2="6.902cm" draw:start-shape="id11" draw:end-shape="id11" svg:d="M14036 6902z" svg:viewBox="0 0 1 1">
          <text:p/>
        </draw:connector>
        <draw:line draw:style-name="gr4" draw:text-style-name="P6" draw:layer="layout" svg:x1="16.47cm" svg:y1="6.131cm" svg:x2="16.47cm" svg:y2="9.687cm">
          <text:p/>
        </draw:line>
        <draw:line draw:style-name="gr5" draw:text-style-name="P6" draw:layer="layout" svg:x1="16.549cm" svg:y1="10.091cm" svg:x2="19.089cm" svg:y2="10.091cm">
          <text:p/>
        </draw:line>
        <draw:frame draw:style-name="gr6" draw:text-style-name="P4" draw:layer="layout" svg:width="3.711cm" svg:height="0.962cm" svg:x="16.569cm" svg:y="9.075cm">
          <draw:text-box>
            <text:p>Sorted Part</text:p>
          </draw:text-box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" draw:text-style-name="P1" draw:layer="layout" svg:width="23.114cm" svg:height="5.08cm" svg:x="3.048cm" svg:y="5.334cm">
          <text:p/>
          <draw:enhanced-geometry svg:viewBox="0 0 21600 21600" draw:type="rectangle" draw:enhanced-path="M 0 0 L 21600 0 21600 21600 0 21600 0 0 Z N"/>
        </draw:custom-shape>
        <draw:frame draw:style-name="standard" xml:id="id12" draw:id="id12" draw:layer="layout" svg:width="14.098cm" svg:height="1.998cm" svg:x="6.987cm" svg:y="6.9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6">
                <text:p text:style-name="P2"><text:span text:style-name="T1">5</text:span></text:p>
              </table:table-cell>
              <table:table-cell table:style-name="ce7">
                <text:p text:style-name="P3"><text:span text:style-name="T1">3</text:span></text:p>
              </table:table-cell>
              <table:table-cell table:style-name="ce3">
                <text:p text:style-name="P3"><text:span text:style-name="T1">2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6</text:span></text:p>
              </table:table-cell>
              <table:table-cell>
                <text:p text:style-name="P3"><text:span text:style-name="T1">8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4.098cm" svg:height="1.998cm" svg:x="7.004cm" svg:y="4.6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>
                <text:p text:style-name="P2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4</text:span></text:p>
              </table:table-cell>
              <table:table-cell>
                <text:p text:style-name="P5"><text:span text:style-name="T2">5</text:span></text:p>
              </table:table-cell>
            </table:table-row>
          </table:table>
          <draw:image xlink:href="Pictures/TablePreview26.svm" xlink:type="simple" xlink:show="embed" xlink:actuate="onLoad"/>
        </draw:frame>
        <draw:connector draw:style-name="gr10" draw:text-style-name="P6" draw:layer="layout" draw:type="line" svg:x1="14.036cm" svg:y1="6.902cm" svg:x2="14.036cm" svg:y2="6.902cm" draw:start-shape="id12" draw:end-shape="id12" svg:d="M14036 6902z" svg:viewBox="0 0 1 1">
          <text:p/>
        </draw:connector>
        <draw:line draw:style-name="gr4" draw:text-style-name="P6" draw:layer="layout" svg:x1="16.51cm" svg:y1="6.096cm" svg:x2="16.51cm" svg:y2="9.652cm">
          <text:p/>
        </draw:line>
        <draw:frame draw:style-name="gr8" draw:text-style-name="P8" draw:layer="layout" svg:width="2.335cm" svg:height="1.987cm" svg:x="4.573cm" svg:y="6.859cm">
          <draw:text-box>
            <text:p><text:span text:style-name="T3">K = 3</text:span></text:p>
            <text:p><text:span text:style-name="T3">J = 0</text:span></text:p>
          </draw:text-box>
        </draw:frame>
        <draw:frame draw:style-name="gr9" draw:text-style-name="P9" draw:layer="layout" svg:width="4.765cm" svg:height="1.673cm" svg:x="21.436cm" svg:y="7.421cm">
          <draw:text-box>
            <text:p text:style-name="P2">Compare 0 &amp; 1</text:p>
            <text:p text:style-name="P2">(swap)</text:p>
          </draw:text-box>
        </draw:frame>
        <draw:custom-shape draw:style-name="gr11" draw:text-style-name="P2" draw:layer="layout" svg:width="1.778cm" svg:height="0.508cm" svg:x="8.383cm" svg:y="9.14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6" draw:layer="layout" svg:x1="16.589cm" svg:y1="10.056cm" svg:x2="19.129cm" svg:y2="10.056cm">
          <text:p/>
        </draw:line>
        <draw:frame draw:style-name="gr6" draw:text-style-name="P4" draw:layer="layout" svg:width="3.711cm" svg:height="0.962cm" svg:x="16.609cm" svg:y="9.04cm">
          <draw:text-box>
            <text:p>Sorted Part</text:p>
          </draw:text-box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" draw:text-style-name="P1" draw:layer="layout" svg:width="23.114cm" svg:height="5.08cm" svg:x="3.048cm" svg:y="5.334cm">
          <text:p/>
          <draw:enhanced-geometry svg:viewBox="0 0 21600 21600" draw:type="rectangle" draw:enhanced-path="M 0 0 L 21600 0 21600 21600 0 21600 0 0 Z N"/>
        </draw:custom-shape>
        <draw:frame draw:style-name="standard" xml:id="id13" draw:id="id13" draw:layer="layout" svg:width="14.098cm" svg:height="1.998cm" svg:x="6.987cm" svg:y="6.9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">3</text:span></text:p>
              </table:table-cell>
              <table:table-cell table:style-name="ce7">
                <text:p text:style-name="P3"><text:span text:style-name="T1">5</text:span></text:p>
              </table:table-cell>
              <table:table-cell table:style-name="ce8">
                <text:p text:style-name="P3"><text:span text:style-name="T1">2</text:span></text:p>
              </table:table-cell>
              <table:table-cell table:style-name="ce3">
                <text:p text:style-name="P3"><text:span text:style-name="T1">1</text:span></text:p>
              </table:table-cell>
              <table:table-cell>
                <text:p text:style-name="P3"><text:span text:style-name="T1">6</text:span></text:p>
              </table:table-cell>
              <table:table-cell>
                <text:p text:style-name="P3"><text:span text:style-name="T1">8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4.098cm" svg:height="1.998cm" svg:x="7.004cm" svg:y="4.6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>
                <text:p text:style-name="P2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4</text:span></text:p>
              </table:table-cell>
              <table:table-cell>
                <text:p text:style-name="P5"><text:span text:style-name="T2">5</text:span></text:p>
              </table:table-cell>
            </table:table-row>
          </table:table>
          <draw:image xlink:href="Pictures/TablePreview28.svm" xlink:type="simple" xlink:show="embed" xlink:actuate="onLoad"/>
        </draw:frame>
        <draw:connector draw:style-name="gr10" draw:text-style-name="P6" draw:layer="layout" draw:type="line" svg:x1="14.036cm" svg:y1="6.902cm" svg:x2="14.036cm" svg:y2="6.902cm" draw:start-shape="id13" draw:end-shape="id13" svg:d="M14036 6902z" svg:viewBox="0 0 1 1">
          <text:p/>
        </draw:connector>
        <draw:line draw:style-name="gr4" draw:text-style-name="P6" draw:layer="layout" svg:x1="16.51cm" svg:y1="6.096cm" svg:x2="16.51cm" svg:y2="9.652cm">
          <text:p/>
        </draw:line>
        <draw:frame draw:style-name="gr8" draw:text-style-name="P8" draw:layer="layout" svg:width="2.335cm" svg:height="1.987cm" svg:x="4.573cm" svg:y="6.859cm">
          <draw:text-box>
            <text:p><text:span text:style-name="T3">K = 3</text:span></text:p>
            <text:p><text:span text:style-name="T3">J = 1</text:span></text:p>
          </draw:text-box>
        </draw:frame>
        <draw:frame draw:style-name="gr9" draw:text-style-name="P9" draw:layer="layout" svg:width="4.765cm" svg:height="1.673cm" svg:x="21.436cm" svg:y="7.421cm">
          <draw:text-box>
            <text:p text:style-name="P2">Compare 1 &amp; 2</text:p>
            <text:p text:style-name="P2">(swap)</text:p>
          </draw:text-box>
        </draw:frame>
        <draw:custom-shape draw:style-name="gr11" draw:text-style-name="P2" draw:layer="layout" svg:width="1.778cm" svg:height="0.508cm" svg:x="10.669cm" svg:y="9.14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6" draw:layer="layout" svg:x1="16.589cm" svg:y1="10.131cm" svg:x2="19.129cm" svg:y2="10.131cm">
          <text:p/>
        </draw:line>
        <draw:frame draw:style-name="gr6" draw:text-style-name="P4" draw:layer="layout" svg:width="3.711cm" svg:height="0.962cm" svg:x="16.609cm" svg:y="9.115cm">
          <draw:text-box>
            <text:p>Sorted Part</text:p>
          </draw:text-box>
        </draw:fram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" draw:text-style-name="P1" draw:layer="layout" svg:width="23.114cm" svg:height="5.08cm" svg:x="3.048cm" svg:y="5.334cm">
          <text:p/>
          <draw:enhanced-geometry svg:viewBox="0 0 21600 21600" draw:type="rectangle" draw:enhanced-path="M 0 0 L 21600 0 21600 21600 0 21600 0 0 Z N"/>
        </draw:custom-shape>
        <draw:frame draw:style-name="standard" xml:id="id14" draw:id="id14" draw:layer="layout" svg:width="14.098cm" svg:height="1.998cm" svg:x="6.987cm" svg:y="6.9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">3</text:span></text:p>
              </table:table-cell>
              <table:table-cell>
                <text:p text:style-name="P3"><text:span text:style-name="T1">2</text:span></text:p>
              </table:table-cell>
              <table:table-cell table:style-name="ce8">
                <text:p text:style-name="P3"><text:span text:style-name="T1">5</text:span></text:p>
              </table:table-cell>
              <table:table-cell table:style-name="ce7">
                <text:p text:style-name="P3"><text:span text:style-name="T1">1</text:span></text:p>
              </table:table-cell>
              <table:table-cell table:style-name="ce3">
                <text:p text:style-name="P3"><text:span text:style-name="T1">6</text:span></text:p>
              </table:table-cell>
              <table:table-cell>
                <text:p text:style-name="P3"><text:span text:style-name="T1">8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4.098cm" svg:height="1.998cm" svg:x="7.004cm" svg:y="4.6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>
                <text:p text:style-name="P2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4</text:span></text:p>
              </table:table-cell>
              <table:table-cell>
                <text:p text:style-name="P5"><text:span text:style-name="T2">5</text:span></text:p>
              </table:table-cell>
            </table:table-row>
          </table:table>
          <draw:image xlink:href="Pictures/TablePreview30.svm" xlink:type="simple" xlink:show="embed" xlink:actuate="onLoad"/>
        </draw:frame>
        <draw:connector draw:style-name="gr10" draw:text-style-name="P6" draw:layer="layout" draw:type="line" svg:x1="14.036cm" svg:y1="6.902cm" svg:x2="14.036cm" svg:y2="6.902cm" draw:start-shape="id14" draw:end-shape="id14" svg:d="M14036 6902z" svg:viewBox="0 0 1 1">
          <text:p/>
        </draw:connector>
        <draw:line draw:style-name="gr4" draw:text-style-name="P6" draw:layer="layout" svg:x1="16.51cm" svg:y1="6.096cm" svg:x2="16.51cm" svg:y2="9.652cm">
          <text:p/>
        </draw:line>
        <draw:frame draw:style-name="gr8" draw:text-style-name="P8" draw:layer="layout" svg:width="2.335cm" svg:height="1.987cm" svg:x="4.573cm" svg:y="6.859cm">
          <draw:text-box>
            <text:p><text:span text:style-name="T3">K = 3</text:span></text:p>
            <text:p><text:span text:style-name="T3">J = 2</text:span></text:p>
          </draw:text-box>
        </draw:frame>
        <draw:frame draw:style-name="gr9" draw:text-style-name="P9" draw:layer="layout" svg:width="4.765cm" svg:height="1.673cm" svg:x="21.436cm" svg:y="7.421cm">
          <draw:text-box>
            <text:p text:style-name="P2">Compare 2 &amp; 3</text:p>
            <text:p text:style-name="P2">(swap)</text:p>
          </draw:text-box>
        </draw:frame>
        <draw:custom-shape draw:style-name="gr11" draw:text-style-name="P2" draw:layer="layout" svg:width="1.778cm" svg:height="0.508cm" svg:x="13.209cm" svg:y="9.14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6" draw:layer="layout" svg:x1="16.589cm" svg:y1="10.131cm" svg:x2="19.129cm" svg:y2="10.131cm">
          <text:p/>
        </draw:line>
        <draw:frame draw:style-name="gr6" draw:text-style-name="P4" draw:layer="layout" svg:width="3.711cm" svg:height="0.962cm" svg:x="16.609cm" svg:y="9.115cm">
          <draw:text-box>
            <text:p>Sorted Part</text:p>
          </draw:text-box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" draw:text-style-name="P1" draw:layer="layout" svg:width="23.114cm" svg:height="5.08cm" svg:x="3.048cm" svg:y="5.334cm">
          <text:p/>
          <draw:enhanced-geometry svg:viewBox="0 0 21600 21600" draw:type="rectangle" draw:enhanced-path="M 0 0 L 21600 0 21600 21600 0 21600 0 0 Z N"/>
        </draw:custom-shape>
        <draw:frame draw:style-name="standard" xml:id="id15" draw:id="id15" draw:layer="layout" svg:width="14.098cm" svg:height="1.998cm" svg:x="6.987cm" svg:y="6.9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">3</text:span></text:p>
              </table:table-cell>
              <table:table-cell>
                <text:p text:style-name="P3"><text:span text:style-name="T1">2</text:span></text:p>
              </table:table-cell>
              <table:table-cell table:style-name="ce3">
                <text:p text:style-name="P3"><text:span text:style-name="T1">1</text:span></text:p>
              </table:table-cell>
              <table:table-cell>
                <text:p text:style-name="P3"><text:span text:style-name="T1">5</text:span></text:p>
              </table:table-cell>
              <table:table-cell>
                <text:p text:style-name="P3"><text:span text:style-name="T1">6</text:span></text:p>
              </table:table-cell>
              <table:table-cell>
                <text:p text:style-name="P3"><text:span text:style-name="T1">8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14.098cm" svg:height="1.998cm" svg:x="7.004cm" svg:y="4.6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>
                <text:p text:style-name="P2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4</text:span></text:p>
              </table:table-cell>
              <table:table-cell>
                <text:p text:style-name="P5"><text:span text:style-name="T2">5</text:span></text:p>
              </table:table-cell>
            </table:table-row>
          </table:table>
          <draw:image xlink:href="Pictures/TablePreview32.svm" xlink:type="simple" xlink:show="embed" xlink:actuate="onLoad"/>
        </draw:frame>
        <draw:connector draw:style-name="gr10" draw:text-style-name="P6" draw:layer="layout" draw:type="line" svg:x1="14.036cm" svg:y1="6.902cm" svg:x2="14.036cm" svg:y2="6.902cm" draw:start-shape="id15" draw:end-shape="id15" svg:d="M14036 6902z" svg:viewBox="0 0 1 1">
          <text:p/>
        </draw:connector>
        <draw:frame draw:style-name="gr12" draw:text-style-name="P9" draw:layer="layout" svg:width="3.707cm" svg:height="0.962cm" svg:x="21.436cm" svg:y="7.42cm">
          <draw:text-box>
            <text:p text:style-name="P2">Sub-Sorted</text:p>
          </draw:text-box>
        </draw:frame>
        <draw:line draw:style-name="gr4" draw:text-style-name="P6" draw:layer="layout" svg:x1="13.93cm" svg:y1="6.132cm" svg:x2="13.93cm" svg:y2="9.688cm">
          <text:p/>
        </draw:line>
        <draw:line draw:style-name="gr5" draw:text-style-name="P6" draw:layer="layout" svg:x1="14.009cm" svg:y1="10.167cm" svg:x2="16.549cm" svg:y2="10.167cm">
          <text:p/>
        </draw:line>
        <draw:frame draw:style-name="gr6" draw:text-style-name="P4" draw:layer="layout" svg:width="3.711cm" svg:height="0.962cm" svg:x="14.029cm" svg:y="9.151cm">
          <draw:text-box>
            <text:p>Sorted Part</text:p>
          </draw:text-box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" draw:text-style-name="P1" draw:layer="layout" svg:width="23.114cm" svg:height="5.08cm" svg:x="3.048cm" svg:y="5.334cm">
          <text:p/>
          <draw:enhanced-geometry svg:viewBox="0 0 21600 21600" draw:type="rectangle" draw:enhanced-path="M 0 0 L 21600 0 21600 21600 0 21600 0 0 Z N"/>
        </draw:custom-shape>
        <draw:frame draw:style-name="standard" xml:id="id16" draw:id="id16" draw:layer="layout" svg:width="14.098cm" svg:height="1.998cm" svg:x="6.987cm" svg:y="6.9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6">
                <text:p text:style-name="P2"><text:span text:style-name="T1">3</text:span></text:p>
              </table:table-cell>
              <table:table-cell table:style-name="ce7">
                <text:p text:style-name="P3"><text:span text:style-name="T1">2</text:span></text:p>
              </table:table-cell>
              <table:table-cell table:style-name="ce3">
                <text:p text:style-name="P3"><text:span text:style-name="T1">1</text:span></text:p>
              </table:table-cell>
              <table:table-cell>
                <text:p text:style-name="P3"><text:span text:style-name="T1">5</text:span></text:p>
              </table:table-cell>
              <table:table-cell>
                <text:p text:style-name="P3"><text:span text:style-name="T1">6</text:span></text:p>
              </table:table-cell>
              <table:table-cell>
                <text:p text:style-name="P3"><text:span text:style-name="T1">8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4.098cm" svg:height="1.998cm" svg:x="7.004cm" svg:y="4.6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>
                <text:p text:style-name="P2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4</text:span></text:p>
              </table:table-cell>
              <table:table-cell>
                <text:p text:style-name="P5"><text:span text:style-name="T2">5</text:span></text:p>
              </table:table-cell>
            </table:table-row>
          </table:table>
          <draw:image xlink:href="Pictures/TablePreview34.svm" xlink:type="simple" xlink:show="embed" xlink:actuate="onLoad"/>
        </draw:frame>
        <draw:connector draw:style-name="gr10" draw:text-style-name="P6" draw:layer="layout" draw:type="line" svg:x1="14.036cm" svg:y1="6.902cm" svg:x2="14.036cm" svg:y2="6.902cm" draw:start-shape="id16" draw:end-shape="id16" svg:d="M14036 6902z" svg:viewBox="0 0 1 1">
          <text:p/>
        </draw:connector>
        <draw:line draw:style-name="gr4" draw:text-style-name="P6" draw:layer="layout" svg:x1="13.97cm" svg:y1="6.096cm" svg:x2="13.97cm" svg:y2="9.652cm">
          <text:p/>
        </draw:line>
        <draw:frame draw:style-name="gr8" draw:text-style-name="P8" draw:layer="layout" svg:width="2.335cm" svg:height="1.987cm" svg:x="4.574cm" svg:y="6.86cm">
          <draw:text-box>
            <text:p><text:span text:style-name="T3">K = 3</text:span></text:p>
            <text:p><text:span text:style-name="T3">J = 0</text:span></text:p>
          </draw:text-box>
        </draw:frame>
        <draw:frame draw:style-name="gr9" draw:text-style-name="P9" draw:layer="layout" svg:width="4.765cm" svg:height="1.673cm" svg:x="21.437cm" svg:y="7.422cm">
          <draw:text-box>
            <text:p text:style-name="P2">Compare 0 &amp; 1</text:p>
            <text:p text:style-name="P2">(swap)</text:p>
          </draw:text-box>
        </draw:frame>
        <draw:custom-shape draw:style-name="gr11" draw:text-style-name="P2" draw:layer="layout" svg:width="1.778cm" svg:height="0.508cm" svg:x="8.384cm" svg:y="9.14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6" draw:layer="layout" svg:x1="14.049cm" svg:y1="10.131cm" svg:x2="16.589cm" svg:y2="10.131cm">
          <text:p/>
        </draw:line>
        <draw:frame draw:style-name="gr6" draw:text-style-name="P4" draw:layer="layout" svg:width="3.711cm" svg:height="0.962cm" svg:x="14.069cm" svg:y="9.115cm">
          <draw:text-box>
            <text:p>Sorted Part</text:p>
          </draw:text-box>
        </draw:fram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" draw:text-style-name="P1" draw:layer="layout" svg:width="23.114cm" svg:height="5.08cm" svg:x="3.048cm" svg:y="5.334cm">
          <text:p/>
          <draw:enhanced-geometry svg:viewBox="0 0 21600 21600" draw:type="rectangle" draw:enhanced-path="M 0 0 L 21600 0 21600 21600 0 21600 0 0 Z N"/>
        </draw:custom-shape>
        <draw:frame draw:style-name="standard" xml:id="id17" draw:id="id17" draw:layer="layout" svg:width="14.098cm" svg:height="1.998cm" svg:x="6.987cm" svg:y="6.9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">2</text:span></text:p>
              </table:table-cell>
              <table:table-cell table:style-name="ce7">
                <text:p text:style-name="P3"><text:span text:style-name="T1">3</text:span></text:p>
              </table:table-cell>
              <table:table-cell table:style-name="ce8">
                <text:p text:style-name="P3"><text:span text:style-name="T1">1</text:span></text:p>
              </table:table-cell>
              <table:table-cell table:style-name="ce3">
                <text:p text:style-name="P3"><text:span text:style-name="T1">5</text:span></text:p>
              </table:table-cell>
              <table:table-cell>
                <text:p text:style-name="P3"><text:span text:style-name="T1">6</text:span></text:p>
              </table:table-cell>
              <table:table-cell>
                <text:p text:style-name="P3"><text:span text:style-name="T1">8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14.098cm" svg:height="1.998cm" svg:x="7.004cm" svg:y="4.6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>
                <text:p text:style-name="P2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4</text:span></text:p>
              </table:table-cell>
              <table:table-cell>
                <text:p text:style-name="P5"><text:span text:style-name="T2">5</text:span></text:p>
              </table:table-cell>
            </table:table-row>
          </table:table>
          <draw:image xlink:href="Pictures/TablePreview36.svm" xlink:type="simple" xlink:show="embed" xlink:actuate="onLoad"/>
        </draw:frame>
        <draw:connector draw:style-name="gr10" draw:text-style-name="P6" draw:layer="layout" draw:type="line" svg:x1="14.036cm" svg:y1="6.902cm" svg:x2="14.036cm" svg:y2="6.902cm" draw:start-shape="id17" draw:end-shape="id17" svg:d="M14036 6902z" svg:viewBox="0 0 1 1">
          <text:p/>
        </draw:connector>
        <draw:line draw:style-name="gr4" draw:text-style-name="P6" draw:layer="layout" svg:x1="13.97cm" svg:y1="6.096cm" svg:x2="13.97cm" svg:y2="9.652cm">
          <text:p/>
        </draw:line>
        <draw:frame draw:style-name="gr8" draw:text-style-name="P8" draw:layer="layout" svg:width="2.335cm" svg:height="1.987cm" svg:x="4.574cm" svg:y="6.86cm">
          <draw:text-box>
            <text:p><text:span text:style-name="T3">K = 3</text:span></text:p>
            <text:p><text:span text:style-name="T3">J = 1</text:span></text:p>
          </draw:text-box>
        </draw:frame>
        <draw:frame draw:style-name="gr9" draw:text-style-name="P9" draw:layer="layout" svg:width="4.765cm" svg:height="1.673cm" svg:x="21.437cm" svg:y="7.422cm">
          <draw:text-box>
            <text:p text:style-name="P2">Compare 1 &amp; 2</text:p>
            <text:p text:style-name="P2">(swap)</text:p>
          </draw:text-box>
        </draw:frame>
        <draw:custom-shape draw:style-name="gr11" draw:text-style-name="P2" draw:layer="layout" svg:width="1.778cm" svg:height="0.508cm" svg:x="10.67cm" svg:y="9.14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6" draw:layer="layout" svg:x1="14.049cm" svg:y1="10.206cm" svg:x2="16.589cm" svg:y2="10.206cm">
          <text:p/>
        </draw:line>
        <draw:frame draw:style-name="gr6" draw:text-style-name="P4" draw:layer="layout" svg:width="3.711cm" svg:height="0.962cm" svg:x="14.069cm" svg:y="9.19cm">
          <draw:text-box>
            <text:p>Sorted Part</text:p>
          </draw:text-box>
        </draw:fram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1" draw:text-style-name="P1" draw:layer="layout" svg:width="23.114cm" svg:height="5.08cm" svg:x="3.048cm" svg:y="5.334cm">
          <text:p/>
          <draw:enhanced-geometry svg:viewBox="0 0 21600 21600" draw:type="rectangle" draw:enhanced-path="M 0 0 L 21600 0 21600 21600 0 21600 0 0 Z N"/>
        </draw:custom-shape>
        <draw:frame draw:style-name="standard" xml:id="id18" draw:id="id18" draw:layer="layout" svg:width="14.098cm" svg:height="1.998cm" svg:x="6.987cm" svg:y="6.9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">2</text:span></text:p>
              </table:table-cell>
              <table:table-cell>
                <text:p text:style-name="P3"><text:span text:style-name="T1">1</text:span></text:p>
              </table:table-cell>
              <table:table-cell table:style-name="ce3">
                <text:p text:style-name="P3"><text:span text:style-name="T1">3</text:span></text:p>
              </table:table-cell>
              <table:table-cell>
                <text:p text:style-name="P3"><text:span text:style-name="T1">5</text:span></text:p>
              </table:table-cell>
              <table:table-cell>
                <text:p text:style-name="P3"><text:span text:style-name="T1">6</text:span></text:p>
              </table:table-cell>
              <table:table-cell>
                <text:p text:style-name="P3"><text:span text:style-name="T1">8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4.098cm" svg:height="1.998cm" svg:x="7.004cm" svg:y="4.6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>
                <text:p text:style-name="P2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4</text:span></text:p>
              </table:table-cell>
              <table:table-cell>
                <text:p text:style-name="P5"><text:span text:style-name="T2">5</text:span></text:p>
              </table:table-cell>
            </table:table-row>
          </table:table>
          <draw:image xlink:href="Pictures/TablePreview38.svm" xlink:type="simple" xlink:show="embed" xlink:actuate="onLoad"/>
        </draw:frame>
        <draw:connector draw:style-name="gr10" draw:text-style-name="P6" draw:layer="layout" draw:type="line" svg:x1="14.036cm" svg:y1="6.902cm" svg:x2="14.036cm" svg:y2="6.902cm" draw:start-shape="id18" draw:end-shape="id18" svg:d="M14036 6902z" svg:viewBox="0 0 1 1">
          <text:p/>
        </draw:connector>
        <draw:line draw:style-name="gr4" draw:text-style-name="P6" draw:layer="layout" svg:x1="11.684cm" svg:y1="6.096cm" svg:x2="11.684cm" svg:y2="9.652cm">
          <text:p/>
        </draw:line>
        <draw:frame draw:style-name="gr12" draw:text-style-name="P9" draw:layer="layout" svg:width="3.707cm" svg:height="0.962cm" svg:x="21.437cm" svg:y="7.42cm">
          <draw:text-box>
            <text:p text:style-name="P2">Sub-Sorted</text:p>
          </draw:text-box>
        </draw:frame>
        <draw:line draw:style-name="gr5" draw:text-style-name="P6" draw:layer="layout" svg:x1="11.763cm" svg:y1="10.206cm" svg:x2="14.303cm" svg:y2="10.206cm">
          <text:p/>
        </draw:line>
        <draw:frame draw:style-name="gr6" draw:text-style-name="P4" draw:layer="layout" svg:width="3.711cm" svg:height="0.962cm" svg:x="11.783cm" svg:y="9.19cm">
          <draw:text-box>
            <text:p>Sorted Part</text:p>
          </draw:text-box>
        </draw:frame>
        <presentation:notes draw:style-name="dp2">
          <draw:page-thumbnail draw:style-name="gr7" draw:layer="layout" svg:width="19.798cm" svg:height="11.136cm" svg:x="0.6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1" draw:text-style-name="P1" draw:layer="layout" svg:width="23.114cm" svg:height="5.08cm" svg:x="3.048cm" svg:y="5.334cm">
          <text:p/>
          <draw:enhanced-geometry svg:viewBox="0 0 21600 21600" draw:type="rectangle" draw:enhanced-path="M 0 0 L 21600 0 21600 21600 0 21600 0 0 Z N"/>
        </draw:custom-shape>
        <draw:frame draw:style-name="standard" xml:id="id19" draw:id="id19" draw:layer="layout" svg:width="14.098cm" svg:height="1.998cm" svg:x="6.987cm" svg:y="6.9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6">
                <text:p text:style-name="P2"><text:span text:style-name="T1">2</text:span></text:p>
              </table:table-cell>
              <table:table-cell table:style-name="ce7">
                <text:p text:style-name="P3"><text:span text:style-name="T1">1</text:span></text:p>
              </table:table-cell>
              <table:table-cell table:style-name="ce3">
                <text:p text:style-name="P3"><text:span text:style-name="T1">3</text:span></text:p>
              </table:table-cell>
              <table:table-cell>
                <text:p text:style-name="P3"><text:span text:style-name="T1">5</text:span></text:p>
              </table:table-cell>
              <table:table-cell>
                <text:p text:style-name="P3"><text:span text:style-name="T1">6</text:span></text:p>
              </table:table-cell>
              <table:table-cell>
                <text:p text:style-name="P3"><text:span text:style-name="T1">8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14.098cm" svg:height="1.998cm" svg:x="7.004cm" svg:y="4.6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>
                <text:p text:style-name="P2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4</text:span></text:p>
              </table:table-cell>
              <table:table-cell>
                <text:p text:style-name="P5"><text:span text:style-name="T2">5</text:span></text:p>
              </table:table-cell>
            </table:table-row>
          </table:table>
          <draw:image xlink:href="Pictures/TablePreview40.svm" xlink:type="simple" xlink:show="embed" xlink:actuate="onLoad"/>
        </draw:frame>
        <draw:connector draw:style-name="gr10" draw:text-style-name="P6" draw:layer="layout" draw:type="line" svg:x1="14.036cm" svg:y1="6.902cm" svg:x2="14.036cm" svg:y2="6.902cm" draw:start-shape="id19" draw:end-shape="id19" svg:d="M14036 6902z" svg:viewBox="0 0 1 1">
          <text:p/>
        </draw:connector>
        <draw:line draw:style-name="gr4" draw:text-style-name="P6" draw:layer="layout" svg:x1="11.684cm" svg:y1="6.096cm" svg:x2="11.684cm" svg:y2="9.652cm">
          <text:p/>
        </draw:line>
        <draw:frame draw:style-name="gr8" draw:text-style-name="P8" draw:layer="layout" svg:width="2.335cm" svg:height="1.987cm" svg:x="4.575cm" svg:y="6.861cm">
          <draw:text-box>
            <text:p><text:span text:style-name="T3">K = 4</text:span></text:p>
            <text:p><text:span text:style-name="T3">J = 0</text:span></text:p>
          </draw:text-box>
        </draw:frame>
        <draw:custom-shape draw:style-name="gr11" draw:text-style-name="P2" draw:layer="layout" svg:width="1.778cm" svg:height="0.508cm" svg:x="8.385cm" svg:y="9.14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6" draw:layer="layout" svg:x1="11.763cm" svg:y1="10.281cm" svg:x2="14.303cm" svg:y2="10.281cm">
          <text:p/>
        </draw:line>
        <draw:frame draw:style-name="gr6" draw:text-style-name="P4" draw:layer="layout" svg:width="3.711cm" svg:height="0.962cm" svg:x="11.783cm" svg:y="9.265cm">
          <draw:text-box>
            <text:p>Sorted Part</text:p>
          </draw:text-box>
        </draw:frame>
        <draw:frame draw:style-name="gr9" draw:text-style-name="P9" draw:layer="layout" svg:width="4.765cm" svg:height="1.673cm" svg:x="21.438cm" svg:y="7.423cm">
          <draw:text-box>
            <text:p text:style-name="P2">Compare 0 &amp; 1</text:p>
            <text:p text:style-name="P2">(swap)</text:p>
          </draw:text-box>
        </draw:frame>
        <presentation:notes draw:style-name="dp2">
          <draw:page-thumbnail draw:style-name="gr7" draw:layer="layout" svg:width="19.798cm" svg:height="11.136cm" svg:x="0.6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1" draw:text-style-name="P1" draw:layer="layout" svg:width="23.114cm" svg:height="5.08cm" svg:x="3.048cm" svg:y="5.334cm">
          <text:p/>
          <draw:enhanced-geometry svg:viewBox="0 0 21600 21600" draw:type="rectangle" draw:enhanced-path="M 0 0 L 21600 0 21600 21600 0 21600 0 0 Z N"/>
        </draw:custom-shape>
        <draw:frame draw:style-name="standard" xml:id="id20" draw:id="id20" draw:layer="layout" svg:width="14.098cm" svg:height="1.998cm" svg:x="6.987cm" svg:y="6.9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">1</text:span></text:p>
              </table:table-cell>
              <table:table-cell>
                <text:p text:style-name="P3"><text:span text:style-name="T1">2</text:span></text:p>
              </table:table-cell>
              <table:table-cell table:style-name="ce3">
                <text:p text:style-name="P3"><text:span text:style-name="T1">3</text:span></text:p>
              </table:table-cell>
              <table:table-cell>
                <text:p text:style-name="P3"><text:span text:style-name="T1">5</text:span></text:p>
              </table:table-cell>
              <table:table-cell>
                <text:p text:style-name="P3"><text:span text:style-name="T1">6</text:span></text:p>
              </table:table-cell>
              <table:table-cell>
                <text:p text:style-name="P3"><text:span text:style-name="T1">8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14.098cm" svg:height="1.998cm" svg:x="7.004cm" svg:y="4.6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>
                <text:p text:style-name="P2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4</text:span></text:p>
              </table:table-cell>
              <table:table-cell>
                <text:p text:style-name="P5"><text:span text:style-name="T2">5</text:span></text:p>
              </table:table-cell>
            </table:table-row>
          </table:table>
          <draw:image xlink:href="Pictures/TablePreview42.svm" xlink:type="simple" xlink:show="embed" xlink:actuate="onLoad"/>
        </draw:frame>
        <draw:connector draw:style-name="gr10" draw:text-style-name="P6" draw:layer="layout" draw:type="line" svg:x1="14.036cm" svg:y1="6.902cm" svg:x2="14.036cm" svg:y2="6.902cm" draw:start-shape="id20" draw:end-shape="id20" svg:d="M14036 6902z" svg:viewBox="0 0 1 1">
          <text:p/>
        </draw:connector>
        <draw:frame draw:style-name="gr13" draw:text-style-name="P9" draw:layer="layout" svg:width="4.376cm" svg:height="0.962cm" svg:x="21.437cm" svg:y="7.42cm">
          <draw:text-box>
            <text:p text:style-name="P2">Finally Sorted</text:p>
          </draw:text-box>
        </draw:frame>
        <presentation:notes draw:style-name="dp2">
          <draw:page-thumbnail draw:style-name="gr7" draw:layer="layout" svg:width="19.798cm" svg:height="11.136cm" svg:x="0.6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gradient draw:name="Teal_20_to_20_Blue" draw:display-name="Teal to Blue" draw:style="linear" draw:start-color="#50938a" draw:end-color="#5983b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00:11:51.815660778</meta:creation-date>
    <dc:date>2022-01-07T14:26:16.517463369</dc:date>
    <meta:editing-duration>PT49M14S</meta:editing-duration>
    <meta:editing-cycles>23</meta:editing-cycles>
    <meta:generator>LibreOffice/6.4.7.2$Linux_X86_64 LibreOffice_project/40$Build-2</meta:generator>
    <meta:document-statistic meta:object-count="259"/>
  </office:meta>
</office:document-meta>
</file>